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f5e90" officeooo:paragraph-rsid="001f5e90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f5e90" officeooo:paragraph-rsid="001f5e90" style:font-weight-asian="bold" style:font-weight-complex="bold"/>
    </style:style>
    <style:style style:name="P3" style:family="paragraph" style:parent-style-name="Standard">
      <style:text-properties fo:font-size="16pt" fo:font-weight="bold" officeooo:rsid="001f5e90" officeooo:paragraph-rsid="001f5e90" style:font-weight-asian="bold" style:font-weight-complex="bold"/>
    </style:style>
    <style:style style:name="P4" style:family="paragraph" style:parent-style-name="Text_20_body">
      <style:text-properties officeooo:rsid="001f5e90" officeooo:paragraph-rsid="001f5e90"/>
    </style:style>
    <style:style style:name="P5" style:family="paragraph" style:parent-style-name="Text_20_body">
      <style:text-properties officeooo:rsid="00214b30" officeooo:paragraph-rsid="00214b30"/>
    </style:style>
    <style:style style:name="P6" style:family="paragraph" style:parent-style-name="Text_20_body">
      <style:text-properties officeooo:rsid="00214b30" officeooo:paragraph-rsid="00266eeb"/>
    </style:style>
    <style:style style:name="P7" style:family="paragraph" style:parent-style-name="Text_20_body">
      <style:text-properties fo:font-size="14pt" fo:font-weight="bold" officeooo:rsid="001f5e90" officeooo:paragraph-rsid="001f5e90" style:font-weight-asian="bold" style:font-weight-complex="bold"/>
    </style:style>
    <style:style style:name="P8" style:family="paragraph" style:parent-style-name="Text_20_body">
      <style:text-properties fo:font-size="16pt" fo:font-weight="bold" style:font-weight-asian="bold" style:font-weight-complex="bold"/>
    </style:style>
    <style:style style:name="P9" style:family="paragraph" style:parent-style-name="Text_20_body">
      <style:text-properties fo:font-size="26pt" fo:font-weight="bold" officeooo:rsid="0022e6c7" officeooo:paragraph-rsid="0022e6c7" style:font-weight-asian="bold" style:font-weight-complex="bold"/>
    </style:style>
    <style:style style:name="P10" style:family="paragraph" style:parent-style-name="Text_20_body">
      <style:text-properties officeooo:rsid="00266eeb" officeooo:paragraph-rsid="00266eeb"/>
    </style:style>
    <style:style style:name="P11" style:family="paragraph" style:parent-style-name="Text_20_body">
      <style:text-properties officeooo:rsid="00306a6b" officeooo:paragraph-rsid="00306a6b"/>
    </style:style>
    <style:style style:name="P12" style:family="paragraph" style:parent-style-name="Text_20_body">
      <style:text-properties officeooo:rsid="00319582" officeooo:paragraph-rsid="00319582"/>
    </style:style>
    <style:style style:name="P13" style:family="paragraph" style:parent-style-name="Text_20_body" style:list-style-name="L1">
      <style:text-properties officeooo:rsid="0022e6c7" officeooo:paragraph-rsid="0022e6c7"/>
    </style:style>
    <style:style style:name="P14" style:family="paragraph" style:parent-style-name="Text_20_body" style:list-style-name="L1">
      <style:text-properties officeooo:rsid="0028dc0a" officeooo:paragraph-rsid="0028dc0a"/>
    </style:style>
    <style:style style:name="P15" style:family="paragraph" style:parent-style-name="Text_20_body" style:list-style-name="L2">
      <style:text-properties officeooo:rsid="00306a6b" officeooo:paragraph-rsid="00306a6b"/>
    </style:style>
    <style:style style:name="T1" style:family="text">
      <style:text-properties officeooo:rsid="001f5e90"/>
    </style:style>
    <style:style style:name="T2" style:family="text">
      <style:text-properties officeooo:rsid="00248b31"/>
    </style:style>
    <style:style style:name="T3" style:family="text">
      <style:text-properties officeooo:rsid="00266eeb"/>
    </style:style>
    <style:style style:name="T4" style:family="text">
      <style:text-properties officeooo:rsid="0027b57e"/>
    </style:style>
    <style:style style:name="T5" style:family="text">
      <style:text-properties officeooo:rsid="002e96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Building of a fan, using local materials and tools in ASKnet tool.</text:p>
      <text:p text:style-name="P2">The group of five member<text:span text:style-name="T4">s</text:span>.</text:p>
      <text:p text:style-name="P1"/>
      <text:p text:style-name="P8">A<text:span text:style-name="T1">) Tools</text:span></text:p>
      <text:p text:style-name="P4"><text:span text:style-name="T3">S</text:span>cissor</text:p>
      <text:p text:style-name="P4"><text:span text:style-name="T3">S</text:span>oldering gun</text:p>
      <text:p text:style-name="P4"><text:span text:style-name="T3">M</text:span>ulti-<text:span text:style-name="T3">M</text:span>eter</text:p>
      <text:p text:style-name="P5"><text:span text:style-name="T3">S</text:span>ucker </text:p>
      <text:p text:style-name="P7">B) Materials</text:p>
      <text:p text:style-name="P4">An empty bottle of water (500ml)</text:p>
      <text:p text:style-name="P4">Super glue</text:p>
      <text:p text:style-name="P4"><text:span text:style-name="T3">S</text:span>eal tape</text:p>
      <text:p text:style-name="P4"><text:span text:style-name="T3">M</text:span>a<text:span text:style-name="T3">r</text:span>ker pen</text:p>
      <text:p text:style-name="P4"><text:span text:style-name="T3">S</text:span>witch</text:p>
      <text:p text:style-name="P4"><text:span text:style-name="T3">W</text:span>ires</text:p>
      <text:p text:style-name="P5"><text:span text:style-name="T3">M</text:span>ortar</text:p>
      <text:p text:style-name="P6"><text:span text:style-name="T3">B</text:span>attery</text:p>
      <text:p text:style-name="P10">Soldering wires</text:p>
      <text:p text:style-name="P9">Starting Process</text:p>
      <text:list xml:id="list2633190823" text:style-name="L1">
        <text:list-item>
          <text:p text:style-name="P13">A <text:s/>hole was cut on a bottle with some water inside to place the mortar on it.</text:p>
        </text:list-item>
        <text:list-item>
          <text:p text:style-name="P13">A mortar was <text:span text:style-name="T5">fixed on bottle lead and fixed </text:span>on the bottle</text:p>
        </text:list-item>
        <text:list-item>
          <text:p text:style-name="P13">Battery was connected to the mortar <text:span text:style-name="T2">using some wires </text:span>to supply power</text:p>
        </text:list-item>
        <text:list-item>
          <text:p text:style-name="P14">The fan start working as planned, it work well.</text:p>
        </text:list-item>
        <text:list-item>
          <text:p text:style-name="P13">There was an idea to put a switch on the fan.</text:p>
        </text:list-item>
        <text:list-item>
          <text:p text:style-name="P13">The battery was disconnected from t</text:p>
        </text:list-item>
        <text:list-item>
          <text:p text:style-name="P13">Additional empty bottle was cut into half and it part was used to placed switch on it, and it was tied down <text:s/>with a seal tape; and it failed to work again.</text:p>
        </text:list-item>
        <text:list-item>
          <text:p text:style-name="P13">Team came up with a new idea to t<text:span text:style-name="T2">est</text:span> the level of the power in the battery, multi-meter was used and the result is there was a power in the battery.</text:p>
        </text:list-item>
        <text:list-item>
          <text:p text:style-name="P13">Soldering wire was put on power to laminate the switch </text:p>
        </text:list-item>
      </text:list>
      <text:p text:style-name="P11">FLOP;</text:p>
      <text:list xml:id="list2327549161" text:style-name="L2">
        <text:list-item>
          <text:p text:style-name="P15"><text:soft-page-break/>short circuit due to poor connection </text:p>
        </text:list-item>
        <text:list-item>
          <text:p text:style-name="P15">not knowing the use of a switch in actual sense a switch is to cut off and continue connection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1:05:03.690668057</meta:creation-date>
    <dc:date>2019-10-23T18:11:34.686691808</dc:date>
    <meta:editing-duration>PT1H47M11S</meta:editing-duration>
    <meta:editing-cycles>10</meta:editing-cycles>
    <meta:generator>LibreOffice/6.2.4.2$Linux_X86_64 LibreOffice_project/20$Build-2</meta:generator>
    <meta:document-statistic meta:table-count="0" meta:image-count="0" meta:object-count="0" meta:page-count="2" meta:paragraph-count="30" meta:word-count="223" meta:character-count="1109" meta:non-whitespace-character-count="922"/>
  </office:meta>
</office:document-meta>
</file>